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0" style:master-page-name="master_0" style:family="table">
      <style:table-properties table:align="left" style:width="8.2638in"/>
    </style:style>
    <style:style style:name="TC0" style:family="table-column">
      <style:table-column-properties style:column-width="0.1388in"/>
    </style:style>
    <style:style style:name="TC1" style:family="table-column">
      <style:table-column-properties style:column-width="7.9861in"/>
    </style:style>
    <style:style style:name="TR0" style:family="table-row">
      <style:table-row-properties style:use-optimal-row-height="false" style:row-height="0.1388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1805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 style:font-size-asian="10.0pt" style:font-size-complex="10.0pt" fo:font-weight="bold">
</style:text-properties>
    </style:style>
    <style:style style:name="TR2" style:family="table-row">
      <style:table-row-properties style:use-optimal-row-height="false" style:row-height="0.2361in"/>
    </style:style>
    <style:style style:name="TBL1" style:family="table">
      <style:table-properties table:align="left" style:width="7.9861in"/>
    </style:style>
    <style:style style:name="TC2" style:family="table-column">
      <style:table-column-properties style:column-width="2.6527in"/>
    </style:style>
    <style:style style:name="TC3" style:family="table-column">
      <style:table-column-properties style:column-width="2.6666in"/>
    </style:style>
    <style:style style:name="C2" style:family="table-cell">
      <style:table-cell-properties style:shrink-to-fit="false" fo:wrap-option="wrap" fo:background-color="#F0F0F0" fo:padding-top="0.0277in" fo:padding-left="0.0277in" fo:padding-bottom="0.0277in" fo:padding-right="0.0277in" style:vertical-align="top"/>
      <style:paragraph-properties fo:text-align="start"/>
    </style:style>
    <style:style style:name="T1" style:family="text">
      <style:text-properties style:font-name="SansSerif" fo:font-size="10.0pt" style:font-size-asian="10.0pt" style:font-size-complex="10.0pt" fo:background-color="#F0F0F0">
</style:text-properties>
    </style:style>
    <style:style style:name="C3" style:family="table-cell">
      <style:table-cell-properties style:shrink-to-fit="false" fo:wrap-option="wrap" fo:padding-top="0.0277in" fo:padding-left="0.0277in" fo:padding-bottom="0.0277in" fo:padding-right="0.0277in" style:vertical-align="top"/>
      <style:paragraph-properties fo:text-align="start"/>
    </style:style>
    <style:style style:name="T2" style:family="text">
      <style:text-properties style:font-name="SansSerif" fo:font-size="10.0pt" style:font-size-asian="10.0pt" style:font-size-complex="10.0pt">
</style:text-properties>
    </style:style>
    <style:style style:name="TR3" style:family="table-row">
      <style:table-row-properties style:use-optimal-row-height="false" style:row-height="10.1111in"/>
    </style:style>
    <style:style style:name="TC4" style:family="table-column">
      <style:table-column-properties style:column-width="3.9861in"/>
    </style:style>
    <style:style style:name="TC5" style:family="table-column">
      <style:table-column-properties style:column-width="4.0in"/>
    </style:style>
    <style:style style:name="C4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end"/>
    </style:style>
    <style:style style:name="P1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>
            <text:p text:style-name="P0"><text:bookmark text:name="JR_PAGE_ANCHOR_0_1"/><text:span text:style-name="T0">TestJasperReport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able:table is-subtable="true" table:name="TBL_0_0_1" table:style-name="TBL1">
              <table:table-column table:style-name="TC2">
</table:table-column>
              <table:table-column table:style-name="TC3">
</table:table-column>
              <table:table-column table:style-name="TC3">
</table:table-column>
              <table:table-row table:style-name="TR2">
                <table:table-cell table:style-name="C2">
                  <text:p text:style-name="P0"><text:span text:style-name="T1">1</text:span></text:p>
                </table:table-cell>
                <table:table-cell table:style-name="C2">
                  <text:p text:style-name="P0"><text:span text:style-name="T1">element 1</text:span></text:p>
                </table:table-cell>
                <table:table-cell table:style-name="C2">
                  <text:p text:style-name="P0"><text:span text:style-name="T1">this one has no value</text:span></text:p>
                </table:table-cell>
              </table:table-row>
            </table:table>
          </table:table-cell>
          <table:table-cell table:style-name="C0"/>
        </table:table-row>
        <table:table-row table:style-name="TR2">
          <table:table-cell table:style-name="C0"/>
          <table:table-cell table:style-name="C1">
            <table:table is-subtable="true" table:name="TBL_0_0_2" table:style-name="TBL1">
              <table:table-column table:style-name="TC2">
</table:table-column>
              <table:table-column table:style-name="TC3">
</table:table-column>
              <table:table-column table:style-name="TC3">
</table:table-column>
              <table:table-row table:style-name="TR2">
                <table:table-cell table:style-name="C3">
                  <text:p text:style-name="P0"><text:span text:style-name="T2">2</text:span></text:p>
                </table:table-cell>
                <table:table-cell table:style-name="C3">
                  <text:p text:style-name="P0"><text:span text:style-name="T2">element b</text:span></text:p>
                </table:table-cell>
                <table:table-cell table:style-name="C3">
                  <text:p text:style-name="P0"><text:span text:style-name="T2">b</text:span></text:p>
                </table:table-cell>
              </table:table-row>
            </table:table>
          </table:table-cell>
          <table:table-cell table:style-name="C0"/>
        </table:table-row>
        <table:table-row table:style-name="TR2">
          <table:table-cell table:style-name="C0"/>
          <table:table-cell table:style-name="C1">
            <table:table is-subtable="true" table:name="TBL_0_0_3" table:style-name="TBL1">
              <table:table-column table:style-name="TC2">
</table:table-column>
              <table:table-column table:style-name="TC3">
</table:table-column>
              <table:table-column table:style-name="TC3">
</table:table-column>
              <table:table-row table:style-name="TR2">
                <table:table-cell table:style-name="C2">
                  <text:p text:style-name="P0"><text:span text:style-name="T1">3</text:span></text:p>
                </table:table-cell>
                <table:table-cell table:style-name="C2">
                  <text:p text:style-name="P0"><text:span text:style-name="T1">element -97</text:span></text:p>
                </table:table-cell>
                <table:table-cell table:style-name="C2">
                  <text:p text:style-name="P0"><text:span text:style-name="T1">error already</text:span></text:p>
                </table:table-cell>
              </table:table-row>
            </table:table>
          </table:table-cell>
          <table:table-cell table:style-name="C0"/>
        </table:table-row>
        <table:table-row table:style-name="TR2">
          <table:table-cell table:style-name="C0"/>
          <table:table-cell table:style-name="C1">
            <table:table is-subtable="true" table:name="TBL_0_0_4" table:style-name="TBL1">
              <table:table-column table:style-name="TC2">
</table:table-column>
              <table:table-column table:style-name="TC3">
</table:table-column>
              <table:table-column table:style-name="TC3">
</table:table-column>
              <table:table-row table:style-name="TR2">
                <table:table-cell table:style-name="C3">
                  <text:p text:style-name="P0"><text:span text:style-name="T2">4</text:span></text:p>
                </table:table-cell>
                <table:table-cell table:style-name="C3">
                  <text:p text:style-name="P0"><text:span text:style-name="T2">consistency</text:span></text:p>
                </table:table-cell>
                <table:table-cell table:style-name="C3">
                  <text:p text:style-name="P0"><text:span text:style-name="T2">quality jokes everywhere</text:span></text:p>
                </table:table-cell>
              </table:table-row>
            </table:table>
          </table:table-cell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>
            <table:table is-subtable="true" table:name="TBL_0_0_5" table:style-name="TBL1">
              <table:table-column table:style-name="TC4">
</table:table-column>
              <table:table-column table:style-name="TC5">
</table:table-column>
              <table:table-row table:style-name="TR1">
                <table:table-cell table:style-name="C4">
                  <text:p text:style-name="P1"><text:span text:style-name="T0">1</text:span></text:p>
                </table:table-cell>
                <table:table-cell table:style-name="C1">
                  <text:p text:style-name="P0"><text:span text:style-name="T0">/1</text:span></text:p>
                </table:table-cell>
              </table:table-row>
            </table:table>
          </table:table-cell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8.2639in" fo:page-height="11.6944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